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text-line-through-type="double" style:font-name="Arial" fo:font-size="12pt" style:font-size-asian="12pt" style:font-size-complex="12pt"/>
    </style:style>
    <style:style style:name="P3" style:family="paragraph" style:parent-style-name="Standard" style:list-style-name="L1"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fo:color="#000000" style:text-line-through-style="none" style:font-name="Arial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font-name="Arial" fo:font-size="12pt" style:font-size-asian="12pt" style:font-size-complex="12pt"/>
    </style:style>
    <style:style style:name="T3" style:family="text">
      <style:text-properties fo:color="#000000" style:text-line-through-style="none" style:font-name="Arial" fo:font-size="12pt" style:font-size-asian="12pt" style:font-size-complex="12pt"/>
    </style:style>
    <style:style style:name="T4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57273" text:style-name="L1">
        <text:list-item>
          <text:p text:style-name="P2">Sauver la checkbox</text:p>
        </text:list-item>
        <text:list-item>
          <text:p text:style-name="P3">Voir si checkbox non cocher peut barrer la ligne dans un objectlistview</text:p>
        </text:list-item>
        <text:list-item>
          <text:p text:style-name="P3">Faire afficher le total des records</text:p>
        </text:list-item>
        <text:list-item>
          <text:p text:style-name="P3">Refactoring du module <text:span text:style-name="T1">WriteStringsInPlugIn</text:span></text:p>
        </text:list-item>
        <text:list-item>
          <text:p text:style-name="P2">un double click sur les ovl de recherche recopie les données.</text:p>
        </text:list-item>
        <text:list-item>
          <text:p text:style-name="P4">Lorsqu'il y a plusieurs choix de traduction, si l'utilisateur click sur une ligne ligne, mettre à jour le type de string de l'enregistrement.</text:p>
        </text:list-item>
        <text:list-item>
          <text:p text:style-name="P4">Interface, cacher le choix plusieurs traductions si il n'y a qu'une seul ligne, ou trouver un système qui prends moins de place comme un tools tip sur lequel on pourrait selectionner une ligne.</text:p>
        </text:list-item>
        <text:list-item>
          <text:p text:style-name="P1"><text:span text:style-name="T2">A</text:span><text:span text:style-name="T2">méliorer la reconnaissance des chaines dans le dictionnaire par la méthode </text:span><text:span text:style-name="T4">Levenshtein et proposer des solutions pour les mods qui contiennent des nouvelles formid qui ne viennent pas de skyrim.es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7</meta:editing-cycles>
    <meta:generator>LibreOffice/3.5$Windows_x86 LibreOffice_project/7e68ba2-a744ebf-1f241b7-c506db1-7d53735</meta:generator>
    <dc:date>2012-03-04T21:58:13.35</dc:date>
    <meta:document-statistic meta:table-count="0" meta:image-count="0" meta:object-count="0" meta:page-count="1" meta:paragraph-count="8" meta:word-count="130" meta:character-count="767" meta:non-whitespace-character-count="653"/>
    <meta:user-defined meta:name="Info 1"/>
    <meta:user-defined meta:name="Info 2"/>
    <meta:user-defined meta:name="Info 3"/>
    <meta:user-defined meta:name="Info 4"/>
  </office:meta>
</office:document-meta>
</file>